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style:font-name="MS Gothic" style:font-name-asian="MS Gothic" style:font-name-complex="MS Gothic"/>
    </style:style>
    <style:style style:name="T3" style:parent-style-name="DefaultParagraphFont" style:family="text">
      <style:text-properties style:font-name="Aptos" style:font-name-complex="Aptos"/>
    </style:style>
    <style:style style:name="T4" style:parent-style-name="DefaultParagraphFont" style:family="text">
      <style:text-properties style:font-name="MS Gothic" style:font-name-asian="MS Gothic" style:font-name-complex="MS Gothic"/>
    </style:style>
    <style:style style:name="T5" style:parent-style-name="DefaultParagraphFont" style:family="text">
      <style:text-properties style:font-name="Aptos" style:font-name-complex="Aptos"/>
    </style:style>
    <style:style style:name="T6" style:parent-style-name="DefaultParagraphFont" style:family="text">
      <style:text-properties style:font-name="MS Gothic" style:font-name-asian="MS Gothic" style:font-name-complex="MS Gothic"/>
    </style:style>
    <style:style style:name="T7" style:parent-style-name="DefaultParagraphFont" style:family="text">
      <style:text-properties style:font-name="Aptos" style:font-name-complex="Aptos"/>
    </style:style>
    <style:style style:name="T8" style:parent-style-name="DefaultParagraphFont" style:family="text">
      <style:text-properties style:font-name="MS Gothic" style:font-name-asian="MS Gothic" style:font-name-complex="MS Gothic"/>
    </style:style>
    <style:style style:name="T9" style:parent-style-name="DefaultParagraphFont" style:family="text">
      <style:text-properties style:font-name="Aptos" style:font-name-complex="Aptos"/>
    </style:style>
    <style:style style:name="T10" style:parent-style-name="DefaultParagraphFont" style:family="text">
      <style:text-properties style:font-name="MS Gothic" style:font-name-asian="MS Gothic" style:font-name-complex="MS Gothic"/>
    </style:style>
    <style:style style:name="T11" style:parent-style-name="DefaultParagraphFont" style:family="text">
      <style:text-properties style:font-name="Aptos" style:font-name-complex="Aptos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20" style:parent-style-name="DefaultParagraphFont" style:family="text">
      <style:text-properties style:font-name="Segoe UI Emoji" style:font-name-complex="Segoe UI Emoji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Folder Structure</text:p>
      <text:p text:style-name="Normal">cohort-dashboard/</text:p>
      <text:p text:style-name="Normal">│</text:p>
      <text:p text:style-name="Normal"><text:span text:style-name="T2">├</text:span><text:span text:style-name="T3">──</text:span><text:s/>src/</text:p>
      <text:p text:style-name="Normal">│ <text:s text:c="2"/><text:span text:style-name="T4">├</text:span><text:span text:style-name="T5">──</text:span><text:s/>components/</text:p>
      <text:p text:style-name="Normal">│ <text:s text:c="2"/>│ <text:s text:c="2"/><text:span text:style-name="T6">├</text:span><text:span text:style-name="T7">──</text:span><text:s/>CohortDetails.js</text:p>
      <text:p text:style-name="Normal">│ <text:s text:c="2"/>│ <text:s text:c="2"/>└── CohortDetails.module.css</text:p>
      <text:p text:style-name="Normal">│ <text:s text:c="2"/><text:span text:style-name="T8">├</text:span><text:span text:style-name="T9">──</text:span><text:s/>App.js</text:p>
      <text:p text:style-name="Normal">│ <text:s text:c="2"/><text:span text:style-name="T10">├</text:span><text:span text:style-name="T11">──</text:span><text:s/>index.js</text:p>
      <text:p text:style-name="Normal">│ <text:s text:c="2"/>└── ...</text:p>
      <text:p text:style-name="Normal"><draw:custom-shape svg:x="0in" svg:y="0in" svg:width="45.51042in" svg:height="0.00139in" draw:z-index="0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P12">src/components/CohortDetails.module.css</text:p>
      <text:p text:style-name="Normal">css</text:p>
      <text:p text:style-name="Normal">.box {</text:p>
      <text:p text:style-name="Normal"><text:s text:c="2"/>width: 300px;</text:p>
      <text:p text:style-name="Normal"><text:s text:c="2"/>display: inline-block;</text:p>
      <text:p text:style-name="Normal"><text:s text:c="2"/>margin: 10px;</text:p>
      <text:p text:style-name="Normal"><text:s text:c="2"/>padding: 10px 20px;</text:p>
      <text:p text:style-name="Normal"><text:s text:c="2"/>border: 1px solid black;</text:p>
      <text:p text:style-name="Normal"><text:s text:c="2"/>border-radius: 10px;</text:p>
      <text:p text:style-name="Normal">}</text:p>
      <text:p text:style-name="Normal"/>
      <text:p text:style-name="Normal">dt {</text:p>
      <text:p text:style-name="Normal"><text:s text:c="2"/>font-weight: 500;</text:p>
      <text:p text:style-name="Normal">}</text:p>
      <text:p text:style-name="Normal"><draw:custom-shape svg:x="0in" svg:y="0in" svg:width="45.51042in" svg:height="0.00139in" draw:z-index="0" draw:id="id1" draw:style-name="a1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13"><text:s/>src/components/CohortDetails.js</text:p>
      <text:p text:style-name="Normal">jsx</text:p>
      <text:soft-page-break/>
      <text:p text:style-name="Normal">import React from 'react';</text:p>
      <text:p text:style-name="Normal">import styles from './CohortDetails.module.css';</text:p>
      <text:p text:style-name="Normal"/>
      <text:p text:style-name="Normal">function CohortDetails(props) {</text:p>
      <text:p text:style-name="Normal"><text:s text:c="2"/>const { name, duration, mentor, status } = props;</text:p>
      <text:p text:style-name="Normal"/>
      <text:p text:style-name="Normal"><text:s text:c="2"/>const headingStyle = {</text:p>
      <text:p text:style-name="Normal"><text:s text:c="4"/>color: status.toLowerCase() === 'ongoing' ? 'green' : 'blue'</text:p>
      <text:p text:style-name="Normal"><text:s text:c="2"/>};</text:p>
      <text:p text:style-name="Normal"/>
      <text:p text:style-name="Normal"><text:s text:c="2"/>return (</text:p>
      <text:p text:style-name="Normal"><text:s text:c="4"/>&lt;div className={styles.box}&gt;</text:p>
      <text:p text:style-name="Normal"><text:s text:c="6"/>&lt;h3 style={headingStyle}&gt;{name}&lt;/h3&gt;</text:p>
      <text:p text:style-name="Normal"><text:s text:c="6"/>&lt;dl&gt;</text:p>
      <text:p text:style-name="Normal"><text:s text:c="8"/>&lt;dt&gt;Duration:&lt;/dt&gt;</text:p>
      <text:p text:style-name="Normal"><text:s text:c="8"/>&lt;dd&gt;{duration}&lt;/dd&gt;</text:p>
      <text:p text:style-name="Normal"><text:s text:c="8"/>&lt;dt&gt;Mentor:&lt;/dt&gt;</text:p>
      <text:p text:style-name="Normal"><text:s text:c="8"/>&lt;dd&gt;{mentor}&lt;/dd&gt;</text:p>
      <text:p text:style-name="Normal"><text:s text:c="8"/>&lt;dt&gt;Status:&lt;/dt&gt;</text:p>
      <text:p text:style-name="Normal"><text:s text:c="8"/>&lt;dd&gt;{status}&lt;/dd&gt;</text:p>
      <text:p text:style-name="Normal"><text:s text:c="6"/>&lt;/dl&gt;</text:p>
      <text:p text:style-name="Normal"><text:s text:c="4"/>&lt;/div&gt;</text:p>
      <text:p text:style-name="Normal"><text:s text:c="2"/>);</text:p>
      <text:p text:style-name="Normal">}</text:p>
      <text:p text:style-name="Normal"/>
      <text:p text:style-name="Normal">export default CohortDetails;</text:p>
      <text:p text:style-name="Normal"><draw:custom-shape svg:x="0in" svg:y="0in" svg:width="45.51042in" svg:height="0.00139in" draw:z-index="0" draw:id="id2" draw:style-name="a2" draw:name="Horizontal Line 40" text:anchor-type="as-char"><svg:title/><svg:desc/><draw:enhanced-geometry draw:type="non-primitive" svg:viewBox="0 0 21600 21600" draw:enhanced-path="M 0 0 L 21600 0 21600 21600 0 21600 Z N"/></draw:custom-shape></text:p>
      <text:p text:style-name="P14"><text:s/>src/App.js</text:p>
      <text:soft-page-break/>
      <text:p text:style-name="Normal">import React from 'react';</text:p>
      <text:p text:style-name="Normal">import CohortDetails from './components/CohortDetails';</text:p>
      <text:p text:style-name="Normal"/>
      <text:p text:style-name="Normal">function App() {</text:p>
      <text:p text:style-name="Normal"><text:s text:c="2"/>return (</text:p>
      <text:p text:style-name="Normal"><text:s text:c="4"/>&lt;div style={{ padding: '20px' }}&gt;</text:p>
      <text:p text:style-name="Normal"><text:s text:c="6"/>&lt;h1&gt;My Academy Cohort Dashboard&lt;/h1&gt;</text:p>
      <text:p text:style-name="Normal"><text:s text:c="6"/>&lt;CohortDetails<text:s/></text:p>
      <text:p text:style-name="Normal"><text:s text:c="8"/>name="React Bootcamp"</text:p>
      <text:p text:style-name="Normal"><text:s text:c="8"/>duration="6 Weeks"</text:p>
      <text:p text:style-name="Normal"><text:s text:c="8"/>mentor="John Doe"</text:p>
      <text:p text:style-name="Normal"><text:s text:c="8"/>status="Ongoing"</text:p>
      <text:p text:style-name="Normal"><text:s text:c="6"/>/&gt;</text:p>
      <text:p text:style-name="Normal"><text:s text:c="6"/>&lt;CohortDetails<text:s/></text:p>
      <text:p text:style-name="Normal"><text:s text:c="8"/>name="Java Spring Training"</text:p>
      <text:p text:style-name="Normal"><text:s text:c="8"/>duration="8 Weeks"</text:p>
      <text:p text:style-name="Normal"><text:s text:c="8"/>mentor="Jane Smith"</text:p>
      <text:p text:style-name="Normal"><text:s text:c="8"/>status="Completed"</text:p>
      <text:p text:style-name="Normal"><text:s text:c="6"/>/&gt;</text:p>
      <text:p text:style-name="Normal"><text:s text:c="4"/>&lt;/div&gt;</text:p>
      <text:p text:style-name="Normal"><text:s text:c="2"/>);</text:p>
      <text:p text:style-name="Normal">}</text:p>
      <text:p text:style-name="Normal"/>
      <text:p text:style-name="Normal">export default App;</text:p>
      <text:p text:style-name="Normal"><draw:custom-shape svg:x="0in" svg:y="0in" svg:width="45.51042in" svg:height="0.00139in" draw:z-index="0" draw:id="id3" draw:style-name="a3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P15"><text:s/>src/index.js</text:p>
      <text:p text:style-name="Normal">import React from 'react';</text:p>
      <text:p text:style-name="Normal">import ReactDOM from 'react-dom/client';</text:p>
      <text:soft-page-break/>
      <text:p text:style-name="Normal">import './index.css';</text:p>
      <text:p text:style-name="Normal">import App from './App';</text:p>
      <text:p text:style-name="Normal"/>
      <text:p text:style-name="Normal">const root = ReactDOM.createRoot(document.getElementById('root'));</text:p>
      <text:p text:style-name="Normal">root.render(</text:p>
      <text:p text:style-name="Normal"><text:s text:c="2"/>&lt;React.StrictMode&gt;</text:p>
      <text:p text:style-name="Normal"><text:s text:c="4"/>&lt;App /&gt;</text:p>
      <text:p text:style-name="Normal"><text:s text:c="2"/>&lt;/React.StrictMode&gt;</text:p>
      <text:p text:style-name="Normal">);</text:p>
      <text:p text:style-name="Normal"><draw:custom-shape svg:x="0in" svg:y="0in" svg:width="45.51042in" svg:height="0.00139in" draw:z-index="0" draw:id="id4" draw:style-name="a4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P16"><text:s/>Terminal Commands to Run the App</text:p>
      <text:p text:style-name="P17">Step 1: Navigate to unzipped folder</text:p>
      <text:p text:style-name="Normal">cd cohort-dashboard</text:p>
      <text:p text:style-name="P18">Step 2: Restore packages</text:p>
      <text:p text:style-name="Normal">npm install</text:p>
      <text:p text:style-name="P19">Step 3: Start the application</text:p>
      <text:p text:style-name="Normal">npm start</text:p>
      <text:p text:style-name="Normal">Then open your browser and go to:<text:line-break/><text:span text:style-name="T20">➡️</text:span><text:s/>http://localhost:3000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7-27T18:52:00Z</meta:creation-date>
    <dc:date>2025-07-27T18:53:00Z</dc:date>
    <meta:template xlink:href="Normal.dotm" xlink:type="simple"/>
    <meta:editing-cycles>2</meta:editing-cycles>
    <meta:editing-duration>PT60S</meta:editing-duration>
    <meta:document-statistic meta:page-count="4" meta:paragraph-count="4" meta:word-count="303" meta:character-count="2030" meta:row-count="14" meta:non-whitespace-character-count="1731"/>
  </office:meta>
</office:document-meta>
</file>